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, 'Lucida Grande', 'Segoe UI', Verdana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cdd7c" officeooo:paragraph-rsid="000cdd7c"/>
    </style:style>
    <style:style style:name="P2" style:family="paragraph" style:parent-style-name="Standard" style:list-style-name="L1">
      <style:text-properties officeooo:rsid="000cdd7c" officeooo:paragraph-rsid="000e53ff"/>
    </style:style>
    <style:style style:name="P3" style:family="paragraph" style:parent-style-name="Standard" style:list-style-name="L1">
      <style:text-properties officeooo:rsid="000cdd7c" officeooo:paragraph-rsid="000cdd7c"/>
    </style:style>
    <style:style style:name="P4" style:family="paragraph" style:parent-style-name="Standard" style:list-style-name="L1">
      <style:text-properties officeooo:rsid="000e53ff" officeooo:paragraph-rsid="000e53ff"/>
    </style:style>
    <style:style style:name="P5" style:family="paragraph" style:parent-style-name="Standard" style:list-style-name="L1">
      <style:text-properties officeooo:rsid="000f5d80" officeooo:paragraph-rsid="000f5d80"/>
    </style:style>
    <style:style style:name="P6" style:family="paragraph" style:parent-style-name="Standard" style:list-style-name="L1">
      <style:text-properties officeooo:rsid="0010a148" officeooo:paragraph-rsid="0010a148"/>
    </style:style>
    <style:style style:name="P7" style:family="paragraph" style:parent-style-name="Standard" style:list-style-name="L1">
      <style:text-properties officeooo:rsid="00123f71" officeooo:paragraph-rsid="00123f71"/>
    </style:style>
    <style:style style:name="P8" style:family="paragraph" style:parent-style-name="Standard">
      <style:text-properties officeooo:rsid="00123f71" officeooo:paragraph-rsid="00123f71"/>
    </style:style>
    <style:style style:name="P9" style:family="paragraph" style:parent-style-name="Standard" style:list-style-name="L2">
      <style:text-properties officeooo:rsid="00123f71" officeooo:paragraph-rsid="00123f71"/>
    </style:style>
    <style:style style:name="P10" style:family="paragraph" style:parent-style-name="Standard" style:list-style-name="L3">
      <style:text-properties officeooo:rsid="00123f71" officeooo:paragraph-rsid="00123f71"/>
    </style:style>
    <style:style style:name="P11" style:family="paragraph" style:parent-style-name="Standard" style:list-style-name="L3">
      <style:text-properties officeooo:rsid="001292d2" officeooo:paragraph-rsid="001292d2"/>
    </style:style>
    <style:style style:name="P12" style:family="paragraph" style:parent-style-name="Standard" style:list-style-name="L3">
      <style:paragraph-properties style:writing-mode="lr-tb"/>
      <style:text-properties officeooo:rsid="001292d2" officeooo:paragraph-rsid="001292d2"/>
    </style:style>
    <style:style style:name="P13" style:family="paragraph" style:parent-style-name="Standard">
      <style:paragraph-properties style:writing-mode="lr-tb"/>
      <style:text-properties officeooo:rsid="001292d2" officeooo:paragraph-rsid="001292d2"/>
    </style:style>
    <style:style style:name="P14" style:family="paragraph" style:parent-style-name="Standard">
      <style:paragraph-properties style:writing-mode="lr-tb"/>
      <style:text-properties fo:font-weight="bold" officeooo:rsid="0012d770" officeooo:paragraph-rsid="0012d770" style:font-weight-asian="bold" style:font-weight-complex="bold"/>
    </style:style>
    <style:style style:name="P15" style:family="paragraph" style:parent-style-name="Standard" style:list-style-name="L4">
      <style:paragraph-properties style:writing-mode="lr-tb"/>
      <style:text-properties officeooo:paragraph-rsid="0012d770"/>
    </style:style>
    <style:style style:name="P16" style:family="paragraph" style:parent-style-name="Text_20_body" style:list-style-name="L4">
      <style:paragraph-properties style:writing-mode="lr-tb"/>
      <style:text-properties officeooo:paragraph-rsid="0012d770"/>
    </style:style>
    <style:style style:name="P17" style:family="paragraph" style:parent-style-name="Text_20_body" style:list-style-name="L4">
      <style:paragraph-properties style:writing-mode="lr-tb"/>
      <style:text-properties officeooo:rsid="00138a56" officeooo:paragraph-rsid="00138a56"/>
    </style:style>
    <style:style style:name="P18" style:family="paragraph" style:parent-style-name="Text_20_body" style:list-style-name="L4">
      <style:paragraph-properties style:writing-mode="lr-tb"/>
      <style:text-properties officeooo:rsid="0016554f" officeooo:paragraph-rsid="0016554f"/>
    </style:style>
    <style:style style:name="P19" style:family="paragraph" style:parent-style-name="Text_20_body" style:list-style-name="L4">
      <style:paragraph-properties style:writing-mode="lr-tb"/>
      <style:text-properties officeooo:rsid="0013faf4" officeooo:paragraph-rsid="0013faf4"/>
    </style:style>
    <style:style style:name="P20" style:family="paragraph" style:parent-style-name="Text_20_body" style:list-style-name="L4">
      <style:paragraph-properties style:writing-mode="lr-tb"/>
      <style:text-properties officeooo:paragraph-rsid="00138a56"/>
    </style:style>
    <style:style style:name="P21" style:family="paragraph" style:parent-style-name="Text_20_body">
      <style:paragraph-properties style:writing-mode="lr-tb"/>
      <style:text-properties officeooo:rsid="0013faf4" officeooo:paragraph-rsid="0013faf4"/>
    </style:style>
    <style:style style:name="P22" style:family="paragraph" style:parent-style-name="Text_20_body" style:list-style-name="L4">
      <style:paragraph-properties style:writing-mode="lr-tb"/>
      <style:text-properties officeooo:rsid="00155b17" officeooo:paragraph-rsid="00155b17"/>
    </style:style>
    <style:style style:name="P23" style:family="paragraph" style:parent-style-name="Text_20_body" style:list-style-name="L4">
      <style:paragraph-properties style:writing-mode="lr-tb"/>
      <style:text-properties officeooo:rsid="0013faf4" officeooo:paragraph-rsid="0016554f"/>
    </style:style>
    <style:style style:name="T1" style:family="text">
      <style:text-properties officeooo:rsid="000e53ff"/>
    </style:style>
    <style:style style:name="T2" style:family="text">
      <style:text-properties officeooo:rsid="001292d2"/>
    </style:style>
    <style:style style:name="T3" style:family="text">
      <style:text-properties officeooo:rsid="0012d770"/>
    </style:style>
    <style:style style:name="T4" style:family="text">
      <style:text-properties officeooo:rsid="0013faf4"/>
    </style:style>
    <style:style style:name="T5" style:family="text">
      <style:text-properties officeooo:rsid="00155b17"/>
    </style:style>
    <style:style style:name="T6" style:family="text">
      <style:text-properties officeooo:rsid="0016554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cillota:</text:p>
      <text:list text:style-name="L1">
        <text:list-item>
          <text:p text:style-name="P2"><text:span text:style-name="T1">(F) </text:span>Streptococcaceae:</text:p>
          <text:list>
            <text:list-item>
              <text:p text:style-name="P2"><text:span text:style-name="T1">(G) </text:span>Streptococcus: Pathogen</text:p>
            </text:list-item>
            <text:list-item>
              <text:p text:style-name="P2"><text:span text:style-name="T1">(G) </text:span>Lactococcus: Some Pathogens</text:p>
              <text:list>
                <text:list-item>
                  <text:p text:style-name="P3">Lactococcus lactis: </text:p>
                  <text:list>
                    <text:list-item>
                      <text:p text:style-name="P3">The good:</text:p>
                      <text:list>
                        <text:list-item>
                          <text:p text:style-name="P3">Helps in digestion</text:p>
                        </text:list-item>
                        <text:list-item>
                          <text:p text:style-name="P3">Generates a proton motive force during citrate digestion</text:p>
                        </text:list-item>
                        <text:list-item>
                          <text:p text:style-name="P3">Regulates intestinal immunity</text:p>
                        </text:list-item>
                      </text:list>
                    </text:list-item>
                    <text:list-item>
                      <text:p text:style-name="P3">The bad:</text:p>
                      <text:list>
                        <text:list-item>
                          <text:p text:style-name="P3">Opportunistic pathogen</text:p>
                        </text:list-item>
                      </text:list>
                    </text:list-item>
                  </text:list>
                </text:list-item>
                <text:list-item>
                  <text:p text:style-name="P3">Lactococcus petauri:</text:p>
                  <text:list>
                    <text:list-item>
                      <text:p text:style-name="P3">Opprotunistic pathogen in humans</text:p>
                    </text:list-item>
                    <text:list-item>
                      <text:p text:style-name="P3">Pathogen in fish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<text:span text:style-name="T1">(F) </text:span>Aerococcaceae:</text:p>
          <text:list>
            <text:list-item>
              <text:p text:style-name="P3"><text:span text:style-name="T1">(G) </text:span>Abiotrophia: </text:p>
              <text:list>
                <text:list-item>
                  <text:p text:style-name="P3">Members of this group are pathogenic:</text:p>
                  <text:list>
                    <text:list-item>
                      <text:p text:style-name="P3">Abiotrophia defectiva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<text:span text:style-name="T1">(F) </text:span>Enterococcaceae:</text:p>
          <text:list>
            <text:list-item>
              <text:p text:style-name="P4">(G) Enterococcus</text:p>
            </text:list-item>
          </text:list>
        </text:list-item>
        <text:list-item>
          <text:p text:style-name="P4">(F) Gemellaceae:</text:p>
          <text:list>
            <text:list-item>
              <text:p text:style-name="P4">(G) Gemella:</text:p>
              <text:list>
                <text:list-item>
                  <text:p text:style-name="P4">Opprotunistic pathogen</text:p>
                </text:list-item>
                <text:list-item>
                  <text:p text:style-name="P4">Normal part of the oral and nazel microbiome in humans and some animals</text:p>
                </text:list-item>
              </text:list>
            </text:list-item>
          </text:list>
        </text:list-item>
        <text:list-item>
          <text:p text:style-name="P5">(F) Staphylococcaceae:</text:p>
          <text:list>
            <text:list-item>
              <text:p text:style-name="P5">(G) Mammaliicoccus:</text:p>
              <text:list>
                <text:list-item>
                  <text:p text:style-name="P5">(S) sciuri: Opprotunisitic pathogen</text:p>
                </text:list-item>
                <text:list-item>
                  <text:p text:style-name="P5">Highly antibiotic resistant</text:p>
                </text:list-item>
              </text:list>
            </text:list-item>
            <text:list-item>
              <text:p text:style-name="P5">(G) Straphylococcus:</text:p>
              <text:list>
                <text:list-item>
                  <text:p text:style-name="P5">(S) nepalensis:</text:p>
                  <text:list>
                    <text:list-item>
                      <text:p text:style-name="P5">Commensal bacterium in the oral microbiota of domestic cats.</text:p>
                    </text:list-item>
                    <text:list-item>
                      <text:p text:style-name="P5">Reservoir for transferrable antimicrobial resistance.</text:p>
                    </text:list-item>
                    <text:list-item>
                      <text:p text:style-name="P5">Emerging pathogen</text:p>
                    </text:list-item>
                  </text:list>
                </text:list-item>
                <text:list-item>
                  <text:p text:style-name="P5">(S) kloosii:</text:p>
                  <text:list>
                    <text:list-item>
                      <text:p text:style-name="P6">Rare human pathogen</text:p>
                    </text:list-item>
                  </text:list>
                </text:list-item>
                <text:list-item>
                  <text:p text:style-name="P6">(S) lloydii:</text:p>
                  <text:list>
                    <text:list-item>
                      <text:p text:style-name="P6">Skin and mucosae commensals of mammals and birds</text:p>
                    </text:list-item>
                    <text:list-item>
                      <text:p text:style-name="P6">Can be an opprotunistic pathoge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(F) Lactobacillaceae:</text:p>
          <text:list>
            <text:list-item>
              <text:p text:style-name="P6">No pathogenic members</text:p>
            </text:list-item>
          </text:list>
        </text:list-item>
        <text:list-item>
          <text:p text:style-name="P6">Lactobacillales</text:p>
          <text:list>
            <text:list-item>
              <text:p text:style-name="P7">Some pathogenic members</text:p>
            </text:list-item>
          </text:list>
        </text:list-item>
        <text:list-item>
          <text:p text:style-name="P7">Erysipelotrichaceae:</text:p>
          <text:list>
            <text:list-item>
              <text:p text:style-name="P7">No known pathogens</text:p>
            </text:list-item>
          </text:list>
        </text:list-item>
      </text:list>
      <text:p text:style-name="P8"/>
      <text:p text:style-name="P8">Pseudomonadota:</text:p>
      <text:list text:style-name="L2">
        <text:list-item>
          <text:p text:style-name="P9">(F) Pasteurellaceae:</text:p>
        </text:list-item>
      </text:list>
      <text:list text:style-name="L3">
        <text:list-item>
          <text:list>
            <text:list-item>
              <text:p text:style-name="P10">(G) Aggregatibacter:</text:p>
              <text:list>
                <text:list-item>
                  <text:p text:style-name="P10">Pathogenic members</text:p>
                </text:list-item>
              </text:list>
            </text:list-item>
          </text:list>
        </text:list-item>
        <text:list-item>
          <text:p text:style-name="P10">(F) Enterobacteriaceae:</text:p>
          <text:list>
            <text:list-item>
              <text:p text:style-name="P10">(G) Morganella:</text:p>
              <text:list>
                <text:list-item>
                  <text:p text:style-name="P10">(S) morganili:</text:p>
                  <text:list>
                    <text:list-item>
                      <text:p text:style-name="P10"><text:soft-page-break/>Human <text:span text:style-name="T2">intastenal comminsal</text:span></text:p>
                    </text:list-item>
                    <text:list-item>
                      <text:p text:style-name="P11">Opprotunistic pathogen</text:p>
                    </text:list-item>
                    <text:list-item>
                      <text:p text:style-name="P11">Some strains are antibiotic resistant</text:p>
                    </text:list-item>
                  </text:list>
                </text:list-item>
                <text:list-item>
                  <text:p text:style-name="P11">(G) Enterobacter:</text:p>
                  <text:list>
                    <text:list-item>
                      <text:p text:style-name="P11">(S) hormaechei:</text:p>
                      <text:list>
                        <text:list-item>
                          <text:p text:style-name="P11">Opprotunistic pathogen</text:p>
                        </text:list-item>
                        <text:list-item>
                          <text:p text:style-name="P11">Multi-drug resistant</text:p>
                        </text:list-item>
                      </text:list>
                    </text:list-item>
                  </text:list>
                </text:list-item>
                <text:list-item>
                  <text:p text:style-name="P11">(G) Kluyvera:</text:p>
                  <text:list>
                    <text:list-item>
                      <text:p text:style-name="P12">(S) ascorbata:</text:p>
                      <text:list>
                        <text:list-item>
                          <text:p text:style-name="P12">Known emerging pathoge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/>
      <text:p text:style-name="P13"/>
      <text:p text:style-name="P14">MAG indicator PH analysis:</text:p>
      <text:list text:style-name="L4">
        <text:list-item>
          <text:p text:style-name="P15"><text:span text:style-name="T3">Bacillota:</text:span></text:p>
          <text:list>
            <text:list-item>
              <text:p text:style-name="P16">Streptococcus:</text:p>
              <text:list>
                <text:list-item>
                  <text:p text:style-name="P17">Pathogen</text:p>
                </text:list-item>
              </text:list>
            </text:list-item>
            <text:list-item>
              <text:p text:style-name="P16">Gemella:</text:p>
              <text:list>
                <text:list-item>
                  <text:p text:style-name="P17">Opportunistic pathogen</text:p>
                </text:list-item>
              </text:list>
            </text:list-item>
            <text:list-item>
              <text:p text:style-name="P16">Enterococcus:</text:p>
              <text:list>
                <text:list-item>
                  <text:p text:style-name="P17">Opportunistic pathogen</text:p>
                  <text:list>
                    <text:list-item>
                      <text:p text:style-name="P18">Enterococcus faecalis</text:p>
                    </text:list-item>
                  </text:list>
                </text:list-item>
              </text:list>
            </text:list-item>
            <text:list-item>
              <text:p text:style-name="P16">Enterococcus_A:</text:p>
              <text:list>
                <text:list-item>
                  <text:p text:style-name="P17">Opportunistic pathogen</text:p>
                </text:list-item>
              </text:list>
            </text:list-item>
            <text:list-item>
              <text:p text:style-name="P16">Abiotrophia:</text:p>
              <text:list>
                <text:list-item>
                  <text:p text:style-name="P17">Pathogen</text:p>
                </text:list-item>
              </text:list>
            </text:list-item>
            <text:list-item>
              <text:p text:style-name="P16">Lactococcus <text:span text:style-name="T4">(Lactococcus lactis)</text:span>:</text:p>
              <text:list>
                <text:list-item>
                  <text:p text:style-name="P19">Mutualistic</text:p>
                </text:list-item>
                <text:list-item>
                  <text:p text:style-name="P19">Some evidence of opportunistic pathogen <text:s/></text:p>
                </text:list-item>
              </text:list>
            </text:list-item>
            <text:list-item>
              <text:p text:style-name="P20">Lentilactobacillus:</text:p>
              <text:list>
                <text:list-item>
                  <text:p text:style-name="P19">Mutualistic</text:p>
                </text:list-item>
                <text:list-item>
                  <text:p text:style-name="P19">Some evidence of opportunistic pathogen </text:p>
                </text:list-item>
              </text:list>
            </text:list-item>
            <text:list-item>
              <text:p text:style-name="P20">Staphylococcus: </text:p>
              <text:list>
                <text:list-item>
                  <text:p text:style-name="P19">Major human pathogen</text:p>
                </text:list-item>
              </text:list>
            </text:list-item>
          </text:list>
        </text:list-item>
      </text:list>
      <text:p text:style-name="P21"/>
      <text:list text:continue-numbering="true" text:style-name="L4">
        <text:list-item>
          <text:p text:style-name="P19">Pseudomonadota:</text:p>
          <text:list>
            <text:list-item>
              <text:p text:style-name="P19">Aggregatibacter:</text:p>
              <text:list>
                <text:list-item>
                  <text:p text:style-name="P19">Pathogen</text:p>
                </text:list-item>
              </text:list>
            </text:list-item>
            <text:list-item>
              <text:p text:style-name="P19"><text:soft-page-break/>HY038 <text:span text:style-name="T5">(NCBI genus: Bartonella):</text:span></text:p>
              <text:list>
                <text:list-item>
                  <text:p text:style-name="P22">Pathogen</text:p>
                </text:list-item>
              </text:list>
            </text:list-item>
            <text:list-item>
              <text:p text:style-name="P19">Lautropia:</text:p>
              <text:list>
                <text:list-item>
                  <text:p text:style-name="P22">Mainly found in the respritatory sites of HIV or cystic fibrosis patients</text:p>
                  <text:list>
                    <text:list-item>
                      <text:p text:style-name="P22">Pathogenicity is not known as of yet due to the low number of cases</text:p>
                    </text:list-item>
                  </text:list>
                </text:list-item>
              </text:list>
            </text:list-item>
            <text:list-item>
              <text:p text:style-name="P19">Morganella:</text:p>
              <text:list>
                <text:list-item>
                  <text:p text:style-name="P23"><text:span text:style-name="Emphasis">unusual opportunistic pathogen</text:span> that mainly causes post-operative wound and urinary tract infection<text:span text:style-name="T6">s</text:span></text:p>
                  <text:list>
                    <text:list-item>
                      <text:p text:style-name="P23">Morganella morganii</text:p>
                    </text:list-item>
                  </text:list>
                </text:list-item>
                <text:list-item>
                  <text:p text:style-name="P23"><text:span text:style-name="T5">Some members have resistance to multiple antibiotics</text:span></text:p>
                </text:list-item>
              </text:list>
            </text:list-item>
            <text:list-item>
              <text:p text:style-name="P19">Scandinavium:</text:p>
              <text:list>
                <text:list-item>
                  <text:p text:style-name="P22">Pathogen</text:p>
                </text:list-item>
              </text:list>
            </text:list-item>
          </text:list>
        </text:list-item>
        <text:list-item>
          <text:p text:style-name="P22">Actinomycetota:</text:p>
          <text:list>
            <text:list-item>
              <text:p text:style-name="P22">Corynebacterium:</text:p>
              <text:list>
                <text:list-item>
                  <text:p text:style-name="P22">Opportunistic pathogens</text:p>
                </text:list-item>
                <text:list-item>
                  <text:p text:style-name="P22">Some are just pathogens</text:p>
                </text:list-item>
              </text:list>
            </text:list-item>
            <text:list-item>
              <text:p text:style-name="P22">Actinomyces;</text:p>
              <text:list>
                <text:list-item>
                  <text:p text:style-name="P22">Pathogens</text:p>
                </text:list-item>
              </text:list>
            </text:list-item>
            <text:list-item>
              <text:p text:style-name="P22">Streptomyces:</text:p>
              <text:list>
                <text:list-item>
                  <text:p text:style-name="P22">Harmless to animals</text:p>
                </text:list-item>
                <text:list-item>
                  <text:p text:style-name="P22">Some are pathogenic in plant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, 'Lucida Grande', 'Segoe UI', Verdana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90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8T15:36:44.838583229</meta:creation-date>
    <dc:date>2025-04-24T17:59:39.958471765</dc:date>
    <meta:editing-duration>PT11M26S</meta:editing-duration>
    <meta:editing-cycles>2</meta:editing-cycles>
    <meta:generator>LibreOffice/24.8.6.2$Linux_X86_64 LibreOffice_project/d50be90c1d90f0f90a5235ffcbbafbbfa38a83c2</meta:generator>
    <meta:document-statistic meta:table-count="0" meta:image-count="0" meta:object-count="0" meta:page-count="3" meta:paragraph-count="105" meta:word-count="398" meta:character-count="2495" meta:non-whitespace-character-count="2298"/>
  </office:meta>
</office:document-meta>
</file>